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 Slab" svg:font-family="'Roboto Slab', sans-serif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333333" loext:opacity="100%" style:font-name="Roboto Slab" fo:letter-spacing="normal" fo:font-style="normal" fo:font-weight="normal"/>
    </style:style>
    <style:style style:name="P2" style:family="paragraph" style:parent-style-name="Table_20_Contents">
      <style:paragraph-properties fo:text-align="center" style:justify-single-word="false"/>
      <style:text-properties style:font-name="Roboto Slab" officeooo:rsid="001ed50c" officeooo:paragraph-rsid="001ed50c"/>
    </style:style>
    <style:style style:name="P3" style:family="paragraph" style:parent-style-name="Table_20_Contents">
      <style:paragraph-properties fo:text-align="center" style:justify-single-word="false"/>
      <style:text-properties style:font-name="Roboto Slab" officeooo:rsid="001f3799" officeooo:paragraph-rsid="001f3799"/>
    </style:style>
    <style:style style:name="P4" style:family="paragraph" style:parent-style-name="Table_20_Contents">
      <style:paragraph-properties fo:text-align="center" style:justify-single-word="false"/>
      <style:text-properties style:font-name="Roboto Slab" fo:font-size="14pt" fo:font-weight="bold" officeooo:rsid="001cde3a" officeooo:paragraph-rsid="001cde3a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variant="normal" fo:text-transform="none" fo:color="#333333" loext:opacity="100%" style:font-name="Roboto Slab" fo:letter-spacing="normal" fo:font-style="normal" fo:font-weight="normal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  <style:text-properties fo:font-size="14pt" officeooo:rsid="0020e52c" officeooo:paragraph-rsid="0020e52c" style:font-size-asian="14pt" style:font-size-complex="14pt"/>
    </style:style>
    <style:style style:name="P8" style:family="paragraph" style:parent-style-name="Text_20_body">
      <style:paragraph-properties fo:text-align="start" style:justify-single-word="false"/>
      <style:text-properties fo:font-size="14pt" officeooo:rsid="0020e52c" officeooo:paragraph-rsid="002276b1" style:font-size-asian="14pt" style:font-size-complex="14pt"/>
    </style:style>
    <style:style style:name="P9" style:family="paragraph" style:parent-style-name="Text_20_body">
      <style:paragraph-properties fo:text-align="start" style:justify-single-word="false"/>
      <style:text-properties fo:font-size="14pt" officeooo:rsid="0020e52c" officeooo:paragraph-rsid="002906a5" style:font-size-asian="14pt" style:font-size-complex="14pt"/>
    </style:style>
    <style:style style:name="P10" style:family="paragraph" style:parent-style-name="Text_20_body">
      <style:paragraph-properties fo:text-align="start" style:justify-single-word="false"/>
      <style:text-properties fo:font-size="16pt" officeooo:rsid="0020e52c" officeooo:paragraph-rsid="0020e52c" style:font-size-asian="16pt" style:font-size-complex="16pt"/>
    </style:style>
    <style:style style:name="T1" style:family="text">
      <style:text-properties officeooo:rsid="002276b1"/>
    </style:style>
    <style:style style:name="T2" style:family="text">
      <style:text-properties officeooo:rsid="0022b139"/>
    </style:style>
    <style:style style:name="T3" style:family="text">
      <style:text-properties officeooo:rsid="0022db1a"/>
    </style:style>
    <style:style style:name="T4" style:family="text">
      <style:text-properties officeooo:rsid="0022de6b"/>
    </style:style>
    <style:style style:name="T5" style:family="text">
      <style:text-properties officeooo:rsid="0022f2b7"/>
    </style:style>
    <style:style style:name="T6" style:family="text">
      <style:text-properties officeooo:rsid="00236c5d"/>
    </style:style>
    <style:style style:name="T7" style:family="text">
      <style:text-properties officeooo:rsid="0024c897"/>
    </style:style>
    <style:style style:name="T8" style:family="text">
      <style:text-properties officeooo:rsid="0026d0d5"/>
    </style:style>
    <style:style style:name="T9" style:family="text">
      <style:text-properties officeooo:rsid="0027cc3d"/>
    </style:style>
    <style:style style:name="T10" style:family="text">
      <style:text-properties officeooo:rsid="002906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65160780807_49"/>Fases de un proyecto de videojuegos VS Fases de un proyecto de desarrollo software</text:h>
      <text:p text:style-name="P5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4">Fases de un proyecto</text:p>
          </table:table-cell>
          <table:table-cell table:style-name="Tabla1.B1" office:value-type="string">
            <text:p text:style-name="P4">Fases de videojuegos</text:p>
          </table:table-cell>
        </table:table-row>
        <table:table-row>
          <table:table-cell table:style-name="Tabla1.A2" office:value-type="string">
            <text:p text:style-name="P2">Planificación</text:p>
          </table:table-cell>
          <table:table-cell table:style-name="Tabla1.B2" office:value-type="string">
            <text:p text:style-name="P2">Concepción</text:p>
          </table:table-cell>
        </table:table-row>
        <table:table-row>
          <table:table-cell table:style-name="Tabla1.A2" office:value-type="string">
            <text:p text:style-name="P2">Análisis</text:p>
          </table:table-cell>
          <table:table-cell table:style-name="Tabla1.B2" office:value-type="string">
            <text:p text:style-name="P2">Diseño</text:p>
          </table:table-cell>
        </table:table-row>
        <table:table-row>
          <table:table-cell table:style-name="Tabla1.A2" office:value-type="string">
            <text:p text:style-name="P2">Diseño</text:p>
          </table:table-cell>
          <table:table-cell table:style-name="Tabla1.B2" office:value-type="string">
            <text:p text:style-name="P2">Planificación</text:p>
          </table:table-cell>
        </table:table-row>
        <table:table-row>
          <table:table-cell table:style-name="Tabla1.A2" office:value-type="string">
            <text:p text:style-name="P2">Implementación</text:p>
          </table:table-cell>
          <table:table-cell table:style-name="Tabla1.B2" office:value-type="string">
            <text:p text:style-name="P2">Producción</text:p>
          </table:table-cell>
        </table:table-row>
        <table:table-row>
          <table:table-cell table:style-name="Tabla1.A2" office:value-type="string">
            <text:p text:style-name="P2">Pruebas</text:p>
          </table:table-cell>
          <table:table-cell table:style-name="Tabla1.B2" office:value-type="string">
            <text:p text:style-name="P2">Pruebas</text:p>
          </table:table-cell>
        </table:table-row>
        <table:table-row>
          <table:table-cell table:style-name="Tabla1.A2" office:value-type="string">
            <text:p text:style-name="P2">Instalación o despliegue</text:p>
          </table:table-cell>
          <table:table-cell table:style-name="Tabla1.B2" office:value-type="string">
            <text:p text:style-name="P2">Distribución/Márketing</text:p>
          </table:table-cell>
        </table:table-row>
        <table:table-row>
          <table:table-cell table:style-name="Tabla1.A2" office:value-type="string">
            <text:p text:style-name="P2">Uso y mantenimiento </text:p>
          </table:table-cell>
          <table:table-cell table:style-name="Tabla1.B2" office:value-type="string">
            <text:p text:style-name="P3">Mantenimiento</text:p>
          </table:table-cell>
        </table:table-row>
      </table:table>
      <text:p text:style-name="P6"/>
      <text:p text:style-name="P10">Fases de un proyecto de desarrollo software:</text:p>
      <text:p text:style-name="P7">- <text:s/>Fase de planificación</text:p>
      <text:p text:style-name="P7"><text:tab/><text:span text:style-name="T6">E</text:span><text:span text:style-name="T2">s el inicio de un proyecto de desarrollo en dónde se realiza</text:span><text:span text:style-name="T7">n</text:span><text:span text:style-name="T2"> varias tareas que <text:tab/>decidirán en nivel de éxito de dicho proyecto. </text:span><text:span text:style-name="T7">C</text:span><text:span text:style-name="T2">onocidas como fuzz front-end.</text:span></text:p>
      <text:p text:style-name="P7">- <text:s/>Fase de análisis</text:p>
      <text:p text:style-name="P7"><text:tab/><text:span text:style-name="T5">Se</text:span><text:span text:style-name="T3"> que es lo </text:span><text:span text:style-name="T4">realmente </text:span><text:span text:style-name="T3">necesario </text:span><text:span text:style-name="T4">para poder realizar el proyecto de desarrollo y <text:tab/>se llega a una conclusión correcta de <text:tab/>las características del sistema.</text:span></text:p>
      <text:p text:style-name="P7">- <text:s/>Fase de diseño</text:p>
      <text:p text:style-name="P7"><text:tab/>...</text:p>
      <text:p text:style-name="P7">- <text:s/>Fase de implementación</text:p>
      <text:p text:style-name="P7"><text:tab/><text:span text:style-name="T8">Se escoge un entorno de desarrollo y un lenguaje de programación que se <text:tab/>adecué al tipo de software que se desee desarrollar. </text:span><text:span text:style-name="T9">Para poder leer y tener un <text:tab/>mayor control del código hay que seguir una serie de pautas:</text:span></text:p>
      <text:p text:style-name="P7"><text:tab/><text:tab/>- <text:span text:style-name="T10">Evitar bloques de control no estructurados</text:span></text:p>
      <text:p text:style-name="P9"><text:tab/><text:tab/>- <text:span text:style-name="T10">Evitar bloques de control no estructurados</text:span></text:p>
      <text:p text:style-name="P7">- <text:s/>Fase de pruebas</text:p>
      <text:p text:style-name="P7">- <text:s/>Fase de instalación o despliegue</text:p>
      <text:p text:style-name="P7">- <text:s/>Fase de uso y mantenimiento</text:p>
      <text:p text:style-name="P7"/>
      <text:p text:style-name="P10"><text:soft-page-break/>Fases de un proyecto de videojuegos:</text:p>
      <text:p text:style-name="P8">- Fase de uso y mantenimiento</text:p>
      <text:p text:style-name="P8">- <text:span text:style-name="T1">Fase de diseño</text:span></text:p>
      <text:p text:style-name="P8"><text:span text:style-name="T1">- Fase de planificación</text:span></text:p>
      <text:p text:style-name="P8"><text:span text:style-name="T1">- Fase de producción</text:span></text:p>
      <text:p text:style-name="P8"><text:span text:style-name="T1">- Fase de pruebas</text:span></text:p>
      <text:p text:style-name="P8"><text:span text:style-name="T1">- Fase de distribución y márketing</text:span></text:p>
      <text:p text:style-name="P8">- <text:span text:style-name="T1">Fase de mantenimiento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 Slab" svg:font-family="'Roboto Slab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7T19:00:58.133000000</meta:creation-date>
    <dc:date>2022-10-07T19:41:56.165000000</dc:date>
    <meta:editing-duration>PT40M53S</meta:editing-duration>
    <meta:editing-cycles>15</meta:editing-cycles>
    <meta:generator>LibreOffice/7.4.0.3$Windows_X86_64 LibreOffice_project/f85e47c08ddd19c015c0114a68350214f7066f5a</meta:generator>
    <meta:document-statistic meta:table-count="1" meta:image-count="0" meta:object-count="0" meta:page-count="2" meta:paragraph-count="39" meta:word-count="222" meta:character-count="1330" meta:non-whitespace-character-count="1126"/>
  </office:meta>
</office:document-meta>
</file>